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Good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order_size</text:p>
          </table:table-cell>
          <table:table-cell office:value-type="string" calcext:value-type="string">
            <text:p>pos_size</text:p>
          </table:table-cell>
          <table:table-cell office:value-type="string" calcext:value-type="string">
            <text:p>open_buy_size</text:p>
          </table:table-cell>
          <table:table-cell office:value-type="string" calcext:value-type="string">
            <text:p>open_sell_size</text:p>
          </table:table-cell>
          <table:table-cell/>
          <table:table-cell table:style-name="Default" office:value-type="string" calcext:value-type="string">
            <text:p>desired_order_margin</text:p>
          </table:table-cell>
          <table:table-cell/>
          <table:table-cell office:value-type="string" calcext:value-type="string">
            <text:p>final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MIN([.B2] - MIN([.E2] - [.D2] - [.C2]; [.E2]); [.B2]) - MAX(ABS(MIN([.C2]; 0)) - [.D2]; 0); 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MIN([.B3] - MIN([.E3] - [.D3] - [.C3]; [.E3]); [.B3]) - MAX(ABS(MIN([.C3]; 0)) - [.D3]; 0); 0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MIN([.B4] - MIN([.E4] - [.D4] - [.C4]; [.E4]); [.B4]) - MAX(ABS(MIN([.C4]; 0)) - [.D4]; 0); 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MIN([.B5] - MIN([.E5] - [.D5] - [.C5]; [.E5]); [.B5]) - MAX(ABS(MIN([.C5]; 0)) - [.D5]; 0); 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MIN([.B6] - MIN([.E6] - [.D6] - [.C6]; [.E6]); [.B6]) - MAX(ABS(MIN([.C6]; 0)) - [.D6]; 0); 0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MIN([.B7] - MIN([.E7] - [.D7] - [.C7]; [.E7]); [.B7]) - MAX(ABS(MIN([.C7]; 0)) - [.D7]; 0); 0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MIN([.B8] - MIN([.E8] - [.D8] - [.C8]; [.E8]); [.B8]) - MAX(ABS(MIN([.C8]; 0)) - [.D8]; 0); 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MIN([.B9] - MIN([.E9] - [.D9] - [.C9]; [.E9]); [.B9]) - MAX(ABS(MIN([.C9]; 0)) - [.D9]; 0); 0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MIN([.B10] - MIN([.E10] - [.D10] - [.C10]; [.E10]); [.B10]) - MAX(ABS(MIN([.C10]; 0)) - [.D10]; 0); 0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MIN([.B11] - MIN([.E11] - [.D11] - [.C11]; [.E11]); [.B11]) - MAX(ABS(MIN([.C11]; 0)) - [.D11]; 0); 0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MIN([.B12] - MIN([.E12] - [.D12] - [.C12]; [.E12]); [.B12]) - MAX(ABS(MIN([.C12]; 0)) - [.D12]; 0); 0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MIN([.B13] - MIN([.E13] - [.D13] - [.C13]; [.E13]); [.B13]) - MAX(ABS(MIN([.C13]; 0)) - [.D13]; 0); 0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MIN([.B14] - MIN([.E14] - [.D14] - [.C14]; [.E14]); [.B14]) - MAX(ABS(MIN([.C14]; 0)) - [.D14]; 0); 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MIN([.B15] - MIN([.E15] - [.D15] - [.C15]; [.E15]); [.B15]) - MAX(ABS(MIN([.C15]; 0)) - [.D15]; 0); 0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MIN([.B16] - MIN([.E16] - [.D16] - [.C16]; [.E16]); [.B16]) - MAX(ABS(MIN([.C16]; 0)) - [.D16]; 0); 0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MIN([.B17] - MIN([.E17] - [.D17] - [.C17]; [.E17]); [.B17]) - MAX(ABS(MIN([.C17]; 0)) - [.D17]; 0); 0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MIN([.B18] - MIN([.E18] - [.D18] - [.C18]; [.E18]); [.B18]) - MAX(ABS(MIN([.C18]; 0)) - [.D18]; 0); 0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MIN([.B19] - MIN([.E19] - [.D19] - [.C19]; [.E19]); [.B19]) - MAX(ABS(MIN([.C19]; 0)) - [.D19]; 0); 0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MIN([.B20] - MIN([.E20] - [.D20] - [.C20]; [.E20]); [.B20]) - MAX(ABS(MIN([.C20]; 0)) - [.D20]; 0); 0)" office:value-type="float" office:value="100" calcext:value-type="float">
            <text:p>100</text:p>
          </table:table-cell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MIN([.B23] - MIN([.E23] - [.D23] - [.C23]; [.E23]); [.B23]) - MAX(ABS(MIN([.C23]; 0)) - [.D23]; 0); 0)" office:value-type="float" office:value="50" calcext:value-type="float">
            <text:p>50</text:p>
          </table:table-cell>
        </table:table-row>
        <table:table-row table:style-name="ro1"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MIN([.B24] - MIN([.E24] - [.D24] - [.C24]; [.E24]); [.B24]) - MAX(ABS(MIN([.C24]; 0)) - [.D24]; 0); 0)" office:value-type="float" office:value="50" calcext:value-type="float">
            <text:p>50</text:p>
          </table:table-cell>
        </table:table-row>
        <table:table-row table:style-name="ro1"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MIN([.B25] - MIN([.E25] - [.D25] - [.C25]; [.E25]); [.B25]) - MAX(ABS(MIN([.C25]; 0)) - [.D25]; 0); 0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MIN([.B26] - MIN([.E26] - [.D26] - [.C26]; [.E26]); [.B26]) - MAX(ABS(MIN([.C26]; 0)) - [.D26]; 0); 0)" office:value-type="float" office:value="50" calcext:value-type="float">
            <text:p>50</text:p>
          </table:table-cell>
        </table:table-row>
        <table:table-row table:style-name="ro1">
          <table:table-cell/>
          <table:table-cell table:number-columns-repeated="4"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MIN([.B27] - MIN([.E27] - [.D27] - [.C27]; [.E27]); [.B27]) - MAX(ABS(MIN([.C27]; 0)) - [.D27]; 0); 0)" office:value-type="float" office:value="50" calcext:value-type="float">
            <text:p>50</text:p>
          </table:table-cell>
        </table:table-row>
        <table:table-row table:style-name="ro1">
          <table:table-cell/>
          <table:table-cell table:number-columns-repeated="3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MIN([.B28] - MIN([.E28] - [.D28] - [.C28]; [.E28]); [.B28]) - MAX(ABS(MIN([.C28]; 0)) - [.D28]; 0); 0)" office:value-type="float" office:value="50" calcext:value-type="float">
            <text:p>50</text:p>
          </table:table-cell>
        </table:table-row>
        <table:table-row table:style-name="ro1"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MIN([.B29] - MIN([.E29] - [.D29] - [.C29]; [.E29]); [.B29]) - MAX(ABS(MIN([.C29]; 0)) - [.D29]; 0); 0)" office:value-type="float" office:value="50" calcext:value-type="float">
            <text:p>50</text:p>
          </table:table-cell>
        </table:table-row>
        <table:table-row table:style-name="ro1"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MIN([.B30] - MIN([.E30] - [.D30] - [.C30]; [.E30]); [.B30]) - MAX(ABS(MIN([.C30]; 0)) - [.D30]; 0); 0)" office:value-type="float" office:value="50" calcext:value-type="float">
            <text:p>50</text:p>
          </table:table-cell>
        </table:table-row>
        <table:table-row table:style-name="ro1"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MIN([.B31] - MIN([.E31] - [.D31] - [.C31]; [.E31]); [.B31]) - MAX(ABS(MIN([.C31]; 0)) - [.D31]; 0); 0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MIN([.B32] - MIN([.E32] - [.D32] - [.C32]; [.E32]); [.B32]) - MAX(ABS(MIN([.C32]; 0)) - [.D32]; 0); 0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MIN([.B33] - MIN([.E33] - [.D33] - [.C33]; [.E33]); [.B33]) - MAX(ABS(MIN([.C33]; 0)) - [.D33]; 0); 0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MIN([.B34] - MIN([.E34] - [.D34] - [.C34]; [.E34]); [.B34]) - MAX(ABS(MIN([.C34]; 0)) - [.D34]; 0); 0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MIN([.B35] - MIN([.E35] - [.D35] - [.C35]; [.E35]); [.B35]) - MAX(ABS(MIN([.C35]; 0)) - [.D35]; 0); 0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MIN([.B36] - MIN([.E36] - [.D36] - [.C36]; [.E36]); [.B36]) - MAX(ABS(MIN([.C36]; 0)) - [.D36]; 0); 0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MIN([.B37] - MIN([.E37] - [.D37] - [.C37]; [.E37]); [.B37]) - MAX(ABS(MIN([.C37]; 0)) - [.D37]; 0); 0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MIN([.B38] - MIN([.E38] - [.D38] - [.C38]; [.E38]); [.B38]) - MAX(ABS(MIN([.C38]; 0)) - [.D38]; 0); 0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MIN([.B39] - MIN([.E39] - [.D39] - [.C39]; [.E39]); [.B39]) - MAX(ABS(MIN([.C39]; 0)) - [.D39]; 0); 0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MIN([.B40] - MIN([.E40] - [.D40] - [.C40]; [.E40]); [.B40]) - MAX(ABS(MIN([.C40]; 0)) - [.D40]; 0); 0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MIN([.B41] - MIN([.E41] - [.D41] - [.C41]; [.E41]); [.B41]) - MAX(ABS(MIN([.C41]; 0)) - [.D41]; 0); 0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MIN([.B42] - MIN([.E42] - [.D42] - [.C42]; [.E42]); [.B42]) - MAX(ABS(MIN([.C42]; 0)) - [.D42]; 0); 0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MIN([.B43] - MIN([.E43] - [.D43] - [.C43]; [.E43]); [.B43]) - MAX(ABS(MIN([.C43]; 0)) - [.D43]; 0); 0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MIN([.B44] - MIN([.E44] - [.D44] - [.C44]; [.E44]); [.B44]) - MAX(ABS(MIN([.C44]; 0)) - [.D44]; 0); 0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MIN([.B45] - MIN([.E45] - [.D45] - [.C45]; [.E45]); [.B45]) - MAX(ABS(MIN([.C45]; 0)) - [.D45]; 0); 0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MIN([.B46] - MIN([.E46] - [.D46] - [.C46]; [.E46]); [.B46]) - MAX(ABS(MIN([.C46]; 0)) - [.D46]; 0); 0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MIN([.B47] - MIN([.E47] - [.D47] - [.C47]; [.E47]); [.B47]) - MAX(ABS(MIN([.C47]; 0)) - [.D47]; 0); 0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MIN([.B48] - MIN([.E48] - [.D48] - [.C48]; [.E48]); [.B48]) - MAX(ABS(MIN([.C48]; 0)) - [.D48]; 0); 0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MIN([.B49] - MIN([.E49] - [.D49] - [.C49]; [.E49]); [.B49]) - MAX(ABS(MIN([.C49]; 0)) - [.D49]; 0); 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MIN([.B50] - MIN([.E50] - [.D50] - [.C50]; [.E50]); [.B50]) - MAX(ABS(MIN([.C50]; 0)) - [.D50]; 0); 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MIN([.B51] - MIN([.E51] - [.D51] - [.C51]; [.E51]); [.B51]) - MAX(ABS(MIN([.C51]; 0)) - [.D51]; 0); 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MIN([.B52] - MIN([.E52] - [.D52] - [.C52]; [.E52]); [.B52]) - MAX(ABS(MIN([.C52]; 0)) - [.D52]; 0); 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MIN([.B53] - MIN([.E53] - [.D53] - [.C53]; [.E53]); [.B53]) - MAX(ABS(MIN([.C53]; 0)) - [.D53]; 0); 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MIN([.B54] - MIN([.E54] - [.D54] - [.C54]; [.E54]); [.B54]) - MAX(ABS(MIN([.C54]; 0)) - [.D54]; 0); 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MIN([.B55] - MIN([.E55] - [.D55] - [.C55]; [.E55]); [.B55]) - MAX(ABS(MIN([.C55]; 0)) - [.D55]; 0); 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number-columns-repeated="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MIN([.B56] - MIN([.E56] - [.D56] - [.C56]; [.E56]); [.B56]) - MAX(ABS(MIN([.C56]; 0)) - [.D56]; 0); 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number-columns-repeated="3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MIN([.B57] - MIN([.E57] - [.D57] - [.C57]; [.E57]); [.B57]) - MAX(ABS(MIN([.C57]; 0)) - [.D57]; 0); 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MIN([.B58] - MIN([.E58] - [.D58] - [.C58]; [.E58]); [.B58]) - MAX(ABS(MIN([.C58]; 0)) - [.D58]; 0); 0)" office:value-type="float" office:value="100" calcext:value-type="float">
            <text:p>100</text:p>
          </table:table-cell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MIN([.B61] - MIN([.E61] - [.D61] - [.C61]; [.E61]); [.B61]) - MAX(ABS(MIN([.C61]; 0)) - [.D61]; 0); 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MIN([.B62] - MIN([.E62] - [.D62] - [.C62]; [.E62]); [.B62]) - MAX(ABS(MIN([.C62]; 0)) - [.D62]; 0); 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MIN([.B63] - MIN([.E63] - [.D63] - [.C63]; [.E63]); [.B63]) - MAX(ABS(MIN([.C63]; 0)) - [.D63]; 0); 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MIN([.B64] - MIN([.E64] - [.D64] - [.C64]; [.E64]); [.B64]) - MAX(ABS(MIN([.C64]; 0)) - [.D64]; 0); 0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MIN([.B65] - MIN([.E65] - [.D65] - [.C65]; [.E65]); [.B65]) - MAX(ABS(MIN([.C65]; 0)) - [.D65]; 0); 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MIN([.B66] - MIN([.E66] - [.D66] - [.C66]; [.E66]); [.B66]) - MAX(ABS(MIN([.C66]; 0)) - [.D66]; 0); 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MIN([.B67] - MIN([.E67] - [.D67] - [.C67]; [.E67]); [.B67]) - MAX(ABS(MIN([.C67]; 0)) - [.D67]; 0); 0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MIN([.B68] - MIN([.E68] - [.D68] - [.C68]; [.E68]); [.B68]) - MAX(ABS(MIN([.C68]; 0)) - [.D68]; 0); 0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MIN([.B69] - MIN([.E69] - [.D69] - [.C69]; [.E69]); [.B69]) - MAX(ABS(MIN([.C69]; 0)) - [.D69]; 0); 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MIN([.B70] - MIN([.E70] - [.D70] - [.C70]; [.E70]); [.B70]) - MAX(ABS(MIN([.C70]; 0)) - [.D70]; 0); 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MIN([.B71] - MIN([.E71] - [.D71] - [.C71]; [.E71]); [.B71]) - MAX(ABS(MIN([.C71]; 0)) - [.D71]; 0); 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MIN([.B72] - MIN([.E72] - [.D72] - [.C72]; [.E72]); [.B72]) - MAX(ABS(MIN([.C72]; 0)) - [.D72]; 0); 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100" calcext:value-type="float">
            <text:p>-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MIN([.B73] - MIN([.E73] - [.D73] - [.C73]; [.E73]); [.B73]) - MAX(ABS(MIN([.C73]; 0)) - [.D73]; 0); 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MIN([.B74] - MIN([.E74] - [.D74] - [.C74]; [.E74]); [.B74]) - MAX(ABS(MIN([.C74]; 0)) - [.D74]; 0); 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100" calcext:value-type="float">
            <text:p>-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MIN([.B75] - MIN([.E75] - [.D75] - [.C75]; [.E75]); [.B75]) - MAX(ABS(MIN([.C75]; 0)) - [.D75]; 0); 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100" calcext:value-type="float">
            <text:p>-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MIN([.B76] - MIN([.E76] - [.D76] - [.C76]; [.E76]); [.B76]) - MAX(ABS(MIN([.C76]; 0)) - [.D76]; 0); 0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100" calcext:value-type="float">
            <text:p>-1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MIN([.B77] - MIN([.E77] - [.D77] - [.C77]; [.E77]); [.B77]) - MAX(ABS(MIN([.C77]; 0)) - [.D77]; 0); 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MIN([.B78] - MIN([.E78] - [.D78] - [.C78]; [.E78]); [.B78]) - MAX(ABS(MIN([.C78]; 0)) - [.D78]; 0); 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MIN([.B79] - MIN([.E79] - [.D79] - [.C79]; [.E79]); [.B79]) - MAX(ABS(MIN([.C79]; 0)) - [.D79]; 0); 0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MIN([.B80] - MIN([.E80] - [.D80] - [.C80]; [.E80]); [.B80]) - MAX(ABS(MIN([.C80]; 0)) - [.D80]; 0); 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MIN([.B81] - MIN([.E81] - [.D81] - [.C81]; [.E81]); [.B81]) - MAX(ABS(MIN([.C81]; 0)) - [.D81]; 0); 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MIN([.B82] - MIN([.E82] - [.D82] - [.C82]; [.E82]); [.B82]) - MAX(ABS(MIN([.C82]; 0)) - [.D82]; 0); 0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MIN([.B83] - MIN([.E83] - [.D83] - [.C83]; [.E83]); [.B83]) - MAX(ABS(MIN([.C83]; 0)) - [.D83]; 0); 0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MIN([.B84] - MIN([.E84] - [.D84] - [.C84]; [.E84]); [.B84]) - MAX(ABS(MIN([.C84]; 0)) - [.D84]; 0); 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MIN([.B85] - MIN([.E85] - [.D85] - [.C85]; [.E85]); [.B85]) - MAX(ABS(MIN([.C85]; 0)) - [.D85]; 0); 0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MIN([.B86] - MIN([.E86] - [.D86] - [.C86]; [.E86]); [.B86]) - MAX(ABS(MIN([.C86]; 0)) - [.D86]; 0); 0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MIN([.B87] - MIN([.E87] - [.D87] - [.C87]; [.E87]); [.B87]) - MAX(ABS(MIN([.C87]; 0)) - [.D87]; 0); 0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MIN([.B88] - MIN([.E88] - [.D88] - [.C88]; [.E88]); [.B88]) - MAX(ABS(MIN([.C88]; 0)) - [.D88]; 0); 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MIN([.B89] - MIN([.E89] - [.D89] - [.C89]; [.E89]); [.B89]) - MAX(ABS(MIN([.C89]; 0)) - [.D89]; 0); 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MIN([.B90] - MIN([.E90] - [.D90] - [.C90]; [.E90]); [.B90]) - MAX(ABS(MIN([.C90]; 0)) - [.D90]; 0); 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MIN([.B91] - MIN([.E91] - [.D91] - [.C91]; [.E91]); [.B91]) - MAX(ABS(MIN([.C91]; 0)) - [.D91]; 0); 0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MIN([.B92] - MIN([.E92] - [.D92] - [.C92]; [.E92]); [.B92]) - MAX(ABS(MIN([.C92]; 0)) - [.D92]; 0); 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MIN([.B93] - MIN([.E93] - [.D93] - [.C93]; [.E93]); [.B93]) - MAX(ABS(MIN([.C93]; 0)) - [.D93]; 0); 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MIN([.B94] - MIN([.E94] - [.D94] - [.C94]; [.E94]); [.B94]) - MAX(ABS(MIN([.C94]; 0)) - [.D94]; 0); 0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MIN([.B95] - MIN([.E95] - [.D95] - [.C95]; [.E95]); [.B95]) - MAX(ABS(MIN([.C95]; 0)) - [.D95]; 0); 0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MIN([.B96] - MIN([.E96] - [.D96] - [.C96]; [.E96]); [.B96]) - MAX(ABS(MIN([.C96]; 0)) - [.D96]; 0); 0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/>
          <table:table-cell office:value-type="string" calcext:value-type="string">
            <text:p>final</text:p>
          </table:table-cell>
        </table:table-row>
        <table:table-row table:style-name="ro1">
          <table:table-cell office:value-type="string" calcext:value-type="string">
            <text:p>Sell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0; MIN([.B100]+[.E100] - [.D100] - [.C100]; [.B100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0; MIN([.B101]+[.E101] - [.D101] - [.C101]; [.B101])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0; MIN([.B102]+[.E102] - [.D102] - [.C102]; [.B102])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0; MIN([.B103]+[.E103] - [.D103] - [.C103]; [.B103])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0; MIN([.B104]+[.E104] - [.D104] - [.C104]; [.B104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0; MIN([.B105]+[.E105] - [.D105] - [.C105]; [.B105])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0; MIN([.B106]+[.E106] - [.D106] - [.C106]; [.B106])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0; MIN([.B107]+[.E107] - [.D107] - [.C107]; [.B107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0; MIN([.B108]+[.E108] - [.D108] - [.C108]; [.B108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0; MIN([.B109]+[.E109] - [.D109] - [.C109]; [.B109])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0; MIN([.B110]+[.E110] - [.D110] - [.C110]; [.B110])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0; MIN([.B111]+[.E111] - [.D111] - [.C111]; [.B111])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0; MIN([.B112]+[.E112] - [.D112] - [.C112]; [.B112])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0; MIN([.B113]+[.E113] - [.D113] - [.C113]; [.B113])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0; MIN([.B114]+[.E114] - [.D114] - [.C114]; [.B114])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0; MIN([.B115]+[.E115] - [.D115] - [.C115]; [.B115])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0; MIN([.B116]+[.E116] - [.D116] - [.C116]; [.B116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0; MIN([.B117]+[.E117] - [.D117] - [.C117]; [.B117])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0; MIN([.B118]+[.E118] - [.D118] - [.C118]; [.B118]))" office:value-type="float" office:value="100" calcext:value-type="float">
            <text:p>100</text:p>
          </table:table-cell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0; MIN([.B121]+[.E121] - [.D121] - [.C121]; [.B121])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0; MIN([.B122]+[.E122] - [.D122] - [.C122]; [.B122]))" office:value-type="float" office:value="50" calcext:value-type="float">
            <text:p>50</text:p>
          </table:table-cell>
        </table:table-row>
        <table:table-row table:style-name="ro1"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0; MIN([.B123]+[.E123] - [.D123] - [.C123]; [.B123]))" office:value-type="float" office:value="50" calcext:value-type="float">
            <text:p>50</text:p>
          </table:table-cell>
        </table:table-row>
        <table:table-row table:style-name="ro1">
          <table:table-cell/>
          <table:table-cell table:number-columns-repeated="3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0; MIN([.B124]+[.E124] - [.D124] - [.C124]; [.B124])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0; MIN([.B125]+[.E125] - [.D125] - [.C125]; [.B125])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0; MIN([.B126]+[.E126] - [.D126] - [.C126]; [.B126]))" office:value-type="float" office:value="50" calcext:value-type="float">
            <text:p>50</text:p>
          </table:table-cell>
        </table:table-row>
        <table:table-row table:style-name="ro1"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0; MIN([.B127]+[.E127] - [.D127] - [.C127]; [.B127])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0; MIN([.B128]+[.E128] - [.D128] - [.C128]; [.B128])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0; MIN([.B129]+[.E129] - [.D129] - [.C129]; [.B129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0; MIN([.B130]+[.E130] - [.D130] - [.C130]; [.B130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0; MIN([.B131]+[.E131] - [.D131] - [.C131]; [.B131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0; MIN([.B132]+[.E132] - [.D132] - [.C132]; [.B132])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0; MIN([.B133]+[.E133] - [.D133] - [.C133]; [.B133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0; MIN([.B134]+[.E134] - [.D134] - [.C134]; [.B134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0; MIN([.B135]+[.E135] - [.D135] - [.C135]; [.B135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0; MIN([.B136]+[.E136] - [.D136] - [.C136]; [.B136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0; MIN([.B137]+[.E137] - [.D137] - [.C137]; [.B137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0; MIN([.B138]+[.E138] - [.D138] - [.C138]; [.B138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0; MIN([.B139]+[.E139] - [.D139] - [.C139]; [.B139])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0; MIN([.B140]+[.E140] - [.D140] - [.C140]; [.B140])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0; MIN([.B141]+[.E141] - [.D141] - [.C141]; [.B141])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0; MIN([.B142]+[.E142] - [.D142] - [.C142]; [.B142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0; MIN([.B143]+[.E143] - [.D143] - [.C143]; [.B143])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0; MIN([.B144]+[.E144] - [.D144] - [.C144]; [.B144])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0; MIN([.B145]+[.E145] - [.D145] - [.C145]; [.B145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0; MIN([.B146]+[.E146] - [.D146] - [.C146]; [.B146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0; MIN([.B147]+[.E147] - [.D147] - [.C147]; [.B147]))" office:value-type="float" office:value="50" calcext:value-type="float">
            <text:p>50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0; MIN([.B148]+[.E148] - [.D148] - [.C148]; [.B148])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0; MIN([.B149]+[.E149] - [.D149] - [.C149]; [.B149]))" office:value-type="float" office:value="50" calcext:value-type="float">
            <text:p>50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0; MIN([.B150]+[.E150] - [.D150] - [.C150]; [.B150]))" office:value-type="float" office:value="100" calcext:value-type="float">
            <text:p>100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0; MIN([.B151]+[.E151] - [.D151] - [.C151]; [.B151])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0; MIN([.B152]+[.E152] - [.D152] - [.C152]; [.B152])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0; MIN([.B153]+[.E153] - [.D153] - [.C153]; [.B153]))" office:value-type="float" office:value="50" calcext:value-type="float">
            <text:p>50</text:p>
          </table:table-cell>
        </table:table-row>
        <table:table-row table:style-name="ro1">
          <table:table-cell/>
          <table:table-cell table:number-columns-repeated="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0; MIN([.B154]+[.E154] - [.D154] - [.C154]; [.B154])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0; MIN([.B155]+[.E155] - [.D155] - [.C155]; [.B155])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0; MIN([.B156]+[.E156] - [.D156] - [.C156]; [.B156])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0; MIN([.B159]+[.E159] - [.D159] - [.C159]; [.B159])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0; MIN([.B160]+[.E160] - [.D160] - [.C160]; [.B160])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0; MIN([.B161]+[.E161] - [.D161] - [.C161]; [.B161])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0; MIN([.B162]+[.E162] - [.D162] - [.C162]; [.B162])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0; MIN([.B163]+[.E163] - [.D163] - [.C163]; [.B163])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0; MIN([.B164]+[.E164] - [.D164] - [.C164]; [.B164])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MAX(0; MIN([.B165]+[.E165] - [.D165] - [.C165]; [.B165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0; MIN([.B166]+[.E166] - [.D166] - [.C166]; [.B166])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0; MIN([.B167]+[.E167] - [.D167] - [.C167]; [.B167])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0; MIN([.B168]+[.E168] - [.D168] - [.C168]; [.B168])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0; MIN([.B169]+[.E169] - [.D169] - [.C169]; [.B169])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0; MIN([.B170]+[.E170] - [.D170] - [.C170]; [.B170])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100" calcext:value-type="float">
            <text:p>-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0; MIN([.B171]+[.E171] - [.D171] - [.C171]; [.B171])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0; MIN([.B172]+[.E172] - [.D172] - [.C172]; [.B172])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100" calcext:value-type="float">
            <text:p>-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0; MIN([.B173]+[.E173] - [.D173] - [.C173]; [.B173])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100" calcext:value-type="float">
            <text:p>-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0; MIN([.B174]+[.E174] - [.D174] - [.C174]; [.B174])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100" calcext:value-type="float">
            <text:p>-1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0; MIN([.B175]+[.E175] - [.D175] - [.C175]; [.B175])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0; MIN([.B176]+[.E176] - [.D176] - [.C176]; [.B176])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0; MIN([.B177]+[.E177] - [.D177] - [.C177]; [.B177])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0; MIN([.B178]+[.E178] - [.D178] - [.C178]; [.B178])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0; MIN([.B179]+[.E179] - [.D179] - [.C179]; [.B179])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0; MIN([.B180]+[.E180] - [.D180] - [.C180]; [.B180])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0; MIN([.B181]+[.E181] - [.D181] - [.C181]; [.B181])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0; MIN([.B182]+[.E182] - [.D182] - [.C182]; [.B182])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MAX(0; MIN([.B183]+[.E183] - [.D183] - [.C183]; [.B183])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0; MIN([.B184]+[.E184] - [.D184] - [.C184]; [.B184])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0; MIN([.B185]+[.E185] - [.D185] - [.C185]; [.B185])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0; MIN([.B186]+[.E186] - [.D186] - [.C186]; [.B186])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0; MIN([.B187]+[.E187] - [.D187] - [.C187]; [.B187])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0; MIN([.B188]+[.E188] - [.D188] - [.C188]; [.B188])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0; MIN([.B189]+[.E189] - [.D189] - [.C189]; [.B189])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0; MIN([.B190]+[.E190] - [.D190] - [.C190]; [.B190])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0; MIN([.B191]+[.E191] - [.D191] - [.C191]; [.B191])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0; MIN([.B192]+[.E192] - [.D192] - [.C192]; [.B192])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0; MIN([.B193]+[.E193] - [.D193] - [.C193]; [.B193])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MAX(0; MIN([.B194]+[.E194] - [.D194] - [.C194]; [.B194])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/00/0000</text:date>, <text:time style:data-style-name="N2" text:time-value="09:34:37.8732070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8T19:04:25.817288002</meta:creation-date>
    <dc:date>2021-09-09T20:07:07.924750201</dc:date>
    <meta:editing-duration>PT3H4M19S</meta:editing-duration>
    <meta:editing-cycles>28</meta:editing-cycles>
    <meta:generator>LibreOffice/7.1.3.2$Linux_X86_64 LibreOffice_project/10$Build-2</meta:generator>
    <meta:document-statistic meta:table-count="1" meta:cell-count="1101" meta:object-count="0"/>
  </office:meta>
</office:document-meta>
</file>